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4.2535in" style:rel-column-width="40240*"/>
    </style:style>
    <style:style style:name="Table1.B" style:family="table-column">
      <style:table-column-properties style:column-width="2.6736in" style:rel-column-width="2529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2882in" style:rel-column-width="40569*"/>
    </style:style>
    <style:style style:name="Table2.B" style:family="table-column">
      <style:table-column-properties style:column-width="2.6389in" style:rel-column-width="249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25in" style:rel-column-width="11825*"/>
    </style:style>
    <style:style style:name="Table3.B" style:family="table-column">
      <style:table-column-properties style:column-width="0.1667in" style:rel-column-width="1576*"/>
    </style:style>
    <style:style style:name="Table3.C" style:family="table-column">
      <style:table-column-properties style:column-width="0.2917in" style:rel-column-width="2759*"/>
    </style:style>
    <style:style style:name="Table3.D" style:family="table-column">
      <style:table-column-properties style:column-width="5.2188in" style:rel-column-width="49375*"/>
    </style:style>
    <style:style style:name="Table3.A1" style:family="table-cell">
      <style:table-cell-properties fo:padding="0.0382in" fo:border="none"/>
    </style:style>
    <style:style style:name="Table3.C1" style:family="table-cell" style:data-style-name="N0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25in" style:rel-column-width="11825*"/>
    </style:style>
    <style:style style:name="Table4.B" style:family="table-column">
      <style:table-column-properties style:column-width="0.1667in" style:rel-column-width="1576*"/>
    </style:style>
    <style:style style:name="Table4.C" style:family="table-column">
      <style:table-column-properties style:column-width="1.3854in" style:rel-column-width="13107*"/>
    </style:style>
    <style:style style:name="Table4.E" style:family="table-column">
      <style:table-column-properties style:column-width="3.9583in" style:rel-column-width="3745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3.5333in" style:rel-column-width="33427*"/>
    </style:style>
    <style:style style:name="Table5.B" style:family="table-column">
      <style:table-column-properties style:column-width="3.3938in" style:rel-column-width="32108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3.5333in" style:rel-column-width="33427*"/>
    </style:style>
    <style:style style:name="Table6.B" style:family="table-column">
      <style:table-column-properties style:column-width="3.3938in" style:rel-column-width="32108*"/>
    </style:style>
    <style:style style:name="Table6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fo:color="#000000" style:font-name="Times New Roman" fo:font-size="12pt" fo:language="id" fo:country="ID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fo:color="#000000" style:font-name="Times New Roman" fo:font-size="12pt" fo:language="id" fo:country="ID" style:font-size-asian="12pt" style:font-size-complex="12pt"/>
    </style:style>
    <style:style style:name="P11" style:family="paragraph" style:parent-style-name="Table_20_Contents">
      <style:paragraph-properties fo:margin-left="0.0799in" fo:margin-right="0.1299in" fo:text-align="start" style:justify-single-word="false" fo:text-indent="0in" style:auto-text-indent="false" text:number-lines="false" text:line-number="0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margin-left="0.0835in" fo:margin-right="0.0417in" fo:text-align="justify" style:justify-single-word="false" fo:text-indent="0in" style:auto-text-indent="false" text:number-lines="false" text:line-number="0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fo:language="id" fo:country="ID"/>
    </style:style>
    <style:style style:name="T2" style:family="text">
      <style:text-properties fo:color="#000000" style:font-name="Times New Roman" fo:font-size="12pt" fo:language="id" fo:country="ID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{nm_kejaksaan}</text:p>
          </table:table-cell>
          <table:table-cell table:style-name="Table2.A1" office:value-type="string">
            <text:p text:style-name="P7">SK. WAS-4 E</text:p>
          </table:table-cell>
        </table:table-row>
      </table:table>
      <text:p text:style-name="P2"/>
      <text:p text:style-name="P1">KEPUTUSAN {keputusan}</text:p>
      <text:p text:style-name="P1">NOMOR : {nmr_sk_was_4e}</text:p>
      <text:p text:style-name="P1">DENGAN RAHMAT TUHAN YANG MAHA ESA</text:p>
      <text:p text:style-name="P1"/>
      <text:p text:style-name="P1">{keputusan}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Membaca</text:p>
          </table:table-cell>
          <table:table-cell table:style-name="Table3.A1" office:value-type="string">
            <text:p text:style-name="P8">:</text:p>
          </table:table-cell>
          <table:table-cell table:style-name="Table3.C1" office:value-type="float" office:value="1">
            <text:p text:style-name="P8">1</text:p>
          </table:table-cell>
          <table:table-cell table:style-name="Table3.A1" office:value-type="string">
            <text:p text:style-name="P3">Laporan dari {nm_pelapor} tanggal {tgl_laporan} tentang dugaan pelanggaran disiplin yang dilakukan terlapor atas nama {nm_terlapor} NIP {nip_terlapor} NRP {nrp_terlapor} Pangkat {pangkat_terlapor} Jabatan {jab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C1" office:value-type="float" office:value="2">
            <text:p text:style-name="P8">2</text:p>
          </table:table-cell>
          <table:table-cell table:style-name="Table3.A1" office:value-type="string">
            <text:p text:style-name="P6"><text:span text:style-name="T1">Laporan Hasil Inspeksi Kasus yang dilakukan oleh Nama {nm_pemeriksa} NIP {nip_pemeriksa} NRP {nrp_pemeriksa} Pangkat {pangkat_pemeriksa} Jabatan {jabatan_pemeriksa}</text:span> </text:p>
          </table:table-cell>
        </table:table-row>
        <table:table-row>
          <table:table-cell table:style-name="Table3.A1" office:value-type="string">
            <text:p text:style-name="P6">Menimbang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3">Bahwa menurut Laporan Hasil Inspeksi Kasus terlapor atas nama {nm_terlapor} telah melakukan perbuatan berupa {perbuatan_terlapor}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Bahwa perbuatan tersebut merupakan pelanggaran terhadap ketentuan {tingkat_kd} Peraturan Pemerintah Nomor 53 tahun 2010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bahwa untuk menegakan disiplin, perlu menjatuhkan hukuman disiplin yang setimpal dengan pelanggaran disiplin yang dilakukanny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9"><text:span text:style-name="T2">bahwa berdasarkan pertimbangan sebagaimana dimaksud dalam huruf a, b, dan c perlu menetapkan </text:span><text:span text:style-name="T2">Keputusan tentang Penjatuhan Hukuman Disiplin berupa Pemberhentian Tidak Dengan Hormat Sebagai Pegawai Negeri Sipil; </text:span></text:p>
          </table:table-cell>
        </table:table-row>
        <table:table-row>
          <table:table-cell table:style-name="Table3.A1" office:value-type="string">
            <text:p text:style-name="P6">Mengingat</text:p>
          </table:table-cell>
          <table:table-cell table:style-name="Table3.A1" office:value-type="string">
            <text:p text:style-name="P8">:</text:p>
          </table:table-cell>
          <table:table-cell table:style-name="Table3.A1" office:value-type="string">
            <text:p text:style-name="P8">a.</text:p>
          </table:table-cell>
          <table:table-cell table:style-name="Table3.A1" office:value-type="string">
            <text:p text:style-name="P4"><text:span text:style-name="T1">Undang-undang Nomor 8 tahun 1974 sebagaimana telah diubah dengan Undang-undang Nomor 43 tahun 1999;</text:span><text:span text:style-name="T1"> </text:span>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b.</text:p>
          </table:table-cell>
          <table:table-cell table:style-name="Table3.A1" office:value-type="string">
            <text:p text:style-name="P6"><text:span text:style-name="T1">Undang-undang Nomor 16 tahun 2004 tentang Kejaksaan Republik Indonesia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c.</text:p>
          </table:table-cell>
          <table:table-cell table:style-name="Table3.A1" office:value-type="string">
            <text:p text:style-name="P6"><text:span text:style-name="T1">Peraturan Pemerintah Nomor 53 tahun 2010 tentang Disiplin Pegawai Negeri Sipil;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d.</text:p>
          </table:table-cell>
          <table:table-cell table:style-name="Table3.A1" office:value-type="string">
            <text:p text:style-name="P6"><text:span text:style-name="T1">Peraturan Jaksa Agung Republik Indonesia Nomor : {nmr_peraturan_jaksa_agung} tentang Penyelenggaraan Pengawasan.</text:span> </text:p>
          </table:table-cell>
        </table:table-row>
        <table:table-row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8">e.</text:p>
          </table:table-cell>
          <table:table-cell table:style-name="Table3.A1" office:value-type="string">
            <text:p text:style-name="P6"><text:span text:style-name="T1">Peraturan Kepala Badan Kepegawaian Negara Nomor 21 tahun 2010 tentang Ketentuan Pelaksanaan Peraturan Pemerintah Nomor 53 tahun 2010 tentang Disiplin Pegawai Negeri Sipil;</text:span> </text:p>
          </table:table-cell>
        </table:table-row>
      </table:table>
      <text:p text:style-name="P2"/>
      <text:p text:style-name="P1">M E M U T U S K A N</text:p>
      <text:p text:style-name="P1"/>
      <text:p text:style-name="P2">Menetapkan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6">KESATU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2"><text:span text:style-name="T2">Menjatuhkan Hukuman Disiplin berupa PEMBERHENTIAN TIDAK  DENGAN HORMAT SEBAGAI PEGAWAI NEGERI SIPIL <text:s text:c="2"/>kepada :</text:span><text:span text:style-name="T4"> 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1">Nam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m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1">Pangkat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pangkat_terlapor}</text:p>
          </table:table-cell>
        </table:table-row>
        <text:soft-page-break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1">NIP / NRP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nip_terlapor} / {nrp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1">Jabatan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jabatan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1">Unit Kerja</text:p>
          </table:table-cell>
          <table:table-cell table:style-name="Table4.A1" office:value-type="string">
            <text:p text:style-name="P8">:</text:p>
          </table:table-cell>
          <table:table-cell table:style-name="Table4.A1" office:value-type="string">
            <text:p text:style-name="P6">{unit_kerja_terlapor}</text:p>
          </table:table-cell>
        </table:table-row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/>
          </table:table-cell>
          <table:table-cell table:style-name="Table4.A1" table:number-columns-spanned="3" office:value-type="string">
            <text:p text:style-name="P11"><text:span text:style-name="T1">Karena yang bersangkutan pada tanggal {tgl_dugaan_pelanggaran} telah melakukan perbuatan yang melanggar ketentuan {tingkat_kd} Peraturan Pemerintah Nomor 53 tahun 2010;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DU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1"><text:span text:style-name="T1">Apabila tidak mengajukan banding administratif, maka keputusan ini mulai berlaku pada hari kelima belas terhitung mulai tanggal yang bersangkutan menerima keputusan ini.</text:span> 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6">KETIGA</text:p>
          </table:table-cell>
          <table:table-cell table:style-name="Table4.A1" office:value-type="string">
            <text:p text:style-name="P8">:</text:p>
          </table:table-cell>
          <table:table-cell table:style-name="Table4.A1" table:number-columns-spanned="3" office:value-type="string">
            <text:p text:style-name="P10">Keputusan ini disampaikan kepada yang bersangkutan untuk dilaksanakan sebagaimana mestinya.</text:p>
          </table:table-cell>
          <table:covered-table-cell/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Ditetapkan di : {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Pada tanggal : {tgl_ditetapkan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>{jabatan_penetap}</text:p>
          </table:table-cell>
        </table:table-row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6"/>
            <text:p text:style-name="P6"/>
            <text:p text:style-name="P6"/>
            <text:p text:style-name="P8">{nm_penetap}</text:p>
            <text:p text:style-name="P8">({pangkat_penetap}, {nip_penetap})</text:p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Diterima tanggal : {diterima}</text:p>
          </table:table-cell>
          <table:table-cell table:style-name="Table6.A1" office:value-type="string">
            <text:p text:style-name="P6"/>
          </table:table-cell>
        </table:table-row>
        <table:table-row>
          <table:table-cell table:style-name="Table6.A1" office:value-type="string">
            <text:p text:style-name="P6"/>
            <text:p text:style-name="P6"/>
            <text:p text:style-name="P6"/>
            <text:p text:style-name="P8">{nm_penerima}</text:p>
            <text:p text:style-name="P8">({pangkat_penerima}, {nip_penerima})</text:p>
          </table:table-cell>
          <table:table-cell table:style-name="Table6.A1" office:value-type="string">
            <text:p text:style-name="P6"/>
          </table:table-cell>
        </table:table-row>
      </table:table>
      <text:p text:style-name="P2"/>
      <text:p text:style-name="P2"/>
      <text:p text:style-name="P2"><text:span text:style-name="T3">Tembusan</text:span> :</text:p>
      <text:p text:style-name="P2">[!-- BEGIN tembusan --] {urutan_tembusan}. {nama_tembusan}</text:p>
      <text:p text:style-name="P2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1299in" fo:margin-top="0in" fo:margin-bottom="0.0835in" fo:text-align="justify" style:justify-single-word="false" fo:text-indent="0in" style:auto-text-indent="false" text:number-lines="false" text:line-number="0"/>
      <style:text-properties fo:color="#000000" style:font-name="Times New Roman" fo:font-size="9pt" fo:language="id" fo:country="ID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tra Prana Adhitya</meta:initial-creator>
    <meta:creation-date>2015-10-14T23:40:43.81</meta:creation-date>
    <dc:date>2016-02-02T09:32:03.83</dc:date>
    <dc:creator>Hasiholan Purba</dc:creator>
    <meta:editing-duration>PT6H30M51S</meta:editing-duration>
    <meta:editing-cycles>56</meta:editing-cycles>
    <meta:generator>OpenOffice/4.1.1$Win32 OpenOffice.org_project/411m6$Build-9775</meta:generator>
    <meta:document-statistic meta:table-count="6" meta:image-count="0" meta:object-count="0" meta:page-count="2" meta:paragraph-count="74" meta:word-count="361" meta:character-count="2722"/>
  </office:meta>
</office:document-meta>
</file>